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6cm" svg:height="8.988cm" svg:x="1.47cm" svg:y="44.855cm">
            <draw:object draw:notify-on-update-of-ranges="Planilha1.B30:Planilha1.F30 Planilha1.B31:Planilha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005cm" svg:y="21.13cm">
            <draw:object draw:notify-on-update-of-ranges="Planilha1.B2:Planilha1.B2 Planilha1.B3:Planilha1.B17 Planilha1.C2:Planilha1.C2 Planilha1.C3:Planilha1.C17 Planilha1.D2:Planilha1.D2 Planilha1.D3:Planilha1.D17 Planilha1.E2:Planilha1.E2 Planilha1.E3:Planilha1.E17 Planilha1.F2:Planilha1.F2 Planilha1.F3:Planilha1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962cm" svg:y="14.272cm">
            <draw:object draw:notify-on-update-of-ranges="Planilha1.G2:Planilha1.G2 Planilha1.G3:Planilha1.G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ecução </text:p>
          </table:table-cell>
          <table:table-cell office:value-type="string" calcext:value-type="string">
            <text:p>Medidor 1</text:p>
          </table:table-cell>
          <table:table-cell office:value-type="string" calcext:value-type="string">
            <text:p>Medidor 2</text:p>
          </table:table-cell>
          <table:table-cell office:value-type="string" calcext:value-type="string">
            <text:p>Medidor 3</text:p>
          </table:table-cell>
          <table:table-cell office:value-type="string" calcext:value-type="string">
            <text:p>Medidor 4</text:p>
          </table:table-cell>
          <table:table-cell office:value-type="string" calcext:value-type="string">
            <text:p>Medidor 5</text:p>
          </table:table-cell>
          <table:table-cell office:value-type="string" calcext:value-type="string">
            <text:p>Tempo médio – percurso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.6554" calcext:value-type="float">
            <text:p>182,6554</text:p>
          </table:table-cell>
          <table:table-cell office:value-type="float" office:value="308.1069" calcext:value-type="float">
            <text:p>308,1069</text:p>
          </table:table-cell>
          <table:table-cell office:value-type="float" office:value="376.5077" calcext:value-type="float">
            <text:p>376,5077</text:p>
          </table:table-cell>
          <table:table-cell office:value-type="float" office:value="185.5494" calcext:value-type="float">
            <text:p>185,5494</text:p>
          </table:table-cell>
          <table:table-cell office:value-type="float" office:value="251.1558" calcext:value-type="float">
            <text:p>251,1558</text:p>
          </table:table-cell>
          <table:table-cell table:formula="of:=SUM([.B3:.F3])" office:value-type="float" office:value="1303.9752" calcext:value-type="float">
            <text:p>1303,9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3214" calcext:value-type="float">
            <text:p>178,3214</text:p>
          </table:table-cell>
          <table:table-cell office:value-type="float" office:value="310.0435" calcext:value-type="float">
            <text:p>310,0435</text:p>
          </table:table-cell>
          <table:table-cell office:value-type="float" office:value="371.9744" calcext:value-type="float">
            <text:p>371,9744</text:p>
          </table:table-cell>
          <table:table-cell office:value-type="float" office:value="175.3983" calcext:value-type="float">
            <text:p>175,3983</text:p>
          </table:table-cell>
          <table:table-cell office:value-type="float" office:value="237.7131" calcext:value-type="float">
            <text:p>237,7131</text:p>
          </table:table-cell>
          <table:table-cell table:formula="of:=SUM([.B4:.F4])" office:value-type="float" office:value="1273.4507" calcext:value-type="float">
            <text:p>1273,4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.5158" calcext:value-type="float">
            <text:p>181,5158</text:p>
          </table:table-cell>
          <table:table-cell office:value-type="float" office:value="296.719" calcext:value-type="float">
            <text:p>296,719</text:p>
          </table:table-cell>
          <table:table-cell office:value-type="float" office:value="387.4199" calcext:value-type="float">
            <text:p>387,4199</text:p>
          </table:table-cell>
          <table:table-cell office:value-type="float" office:value="189.5381" calcext:value-type="float">
            <text:p>189,5381</text:p>
          </table:table-cell>
          <table:table-cell office:value-type="float" office:value="259.4397" calcext:value-type="float">
            <text:p>259,4397</text:p>
          </table:table-cell>
          <table:table-cell table:formula="of:=SUM([.B5:.F5])" office:value-type="float" office:value="1314.6325" calcext:value-type="float">
            <text:p>1314,6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.1245" calcext:value-type="float">
            <text:p>176,1245</text:p>
          </table:table-cell>
          <table:table-cell office:value-type="float" office:value="297.0313" calcext:value-type="float">
            <text:p>297,0313</text:p>
          </table:table-cell>
          <table:table-cell office:value-type="float" office:value="355.1596" calcext:value-type="float">
            <text:p>355,1596</text:p>
          </table:table-cell>
          <table:table-cell office:value-type="float" office:value="181.5708" calcext:value-type="float">
            <text:p>181,5708</text:p>
          </table:table-cell>
          <table:table-cell office:value-type="float" office:value="269.2786" calcext:value-type="float">
            <text:p>269,2786</text:p>
          </table:table-cell>
          <table:table-cell table:formula="of:=SUM([.B6:.F6])" office:value-type="float" office:value="1279.1648" calcext:value-type="float">
            <text:p>1279,16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.6113" calcext:value-type="float">
            <text:p>175,6113</text:p>
          </table:table-cell>
          <table:table-cell office:value-type="float" office:value="295.5816" calcext:value-type="float">
            <text:p>295,5816</text:p>
          </table:table-cell>
          <table:table-cell office:value-type="float" office:value="361.7421" calcext:value-type="float">
            <text:p>361,7421</text:p>
          </table:table-cell>
          <table:table-cell office:value-type="float" office:value="184.9676" calcext:value-type="float">
            <text:p>184,9676</text:p>
          </table:table-cell>
          <table:table-cell office:value-type="float" office:value="295.8975" calcext:value-type="float">
            <text:p>295,8975</text:p>
          </table:table-cell>
          <table:table-cell table:formula="of:=SUM([.B7:.F7])" office:value-type="float" office:value="1313.8001" calcext:value-type="float">
            <text:p>1313,8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.1605" calcext:value-type="float">
            <text:p>180,1605</text:p>
          </table:table-cell>
          <table:table-cell office:value-type="float" office:value="310.0269" calcext:value-type="float">
            <text:p>310,0269</text:p>
          </table:table-cell>
          <table:table-cell office:value-type="float" office:value="359.2589" calcext:value-type="float">
            <text:p>359,2589</text:p>
          </table:table-cell>
          <table:table-cell office:value-type="float" office:value="175.552" calcext:value-type="float">
            <text:p>175,552</text:p>
          </table:table-cell>
          <table:table-cell office:value-type="float" office:value="238.5177" calcext:value-type="float">
            <text:p>238,5177</text:p>
          </table:table-cell>
          <table:table-cell table:formula="of:=SUM([.B8:.F8])" office:value-type="float" office:value="1263.516" calcext:value-type="float">
            <text:p>1263,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.531" calcext:value-type="float">
            <text:p>182,531</text:p>
          </table:table-cell>
          <table:table-cell office:value-type="float" office:value="550.973" calcext:value-type="float">
            <text:p>550,973</text:p>
          </table:table-cell>
          <table:table-cell office:value-type="float" office:value="369.0396" calcext:value-type="float">
            <text:p>369,0396</text:p>
          </table:table-cell>
          <table:table-cell office:value-type="float" office:value="190.2392" calcext:value-type="float">
            <text:p>190,2392</text:p>
          </table:table-cell>
          <table:table-cell office:value-type="float" office:value="256.3948" calcext:value-type="float">
            <text:p>256,3948</text:p>
          </table:table-cell>
          <table:table-cell table:formula="of:=SUM([.B9:.F9])" office:value-type="float" office:value="1549.1776" calcext:value-type="float">
            <text:p>1549,1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.5155" calcext:value-type="float">
            <text:p>182,5155</text:p>
          </table:table-cell>
          <table:table-cell office:value-type="float" office:value="482.6397" calcext:value-type="float">
            <text:p>482,6397</text:p>
          </table:table-cell>
          <table:table-cell office:value-type="float" office:value="382.4314" calcext:value-type="float">
            <text:p>382,4314</text:p>
          </table:table-cell>
          <table:table-cell office:value-type="float" office:value="178.6674" calcext:value-type="float">
            <text:p>178,6674</text:p>
          </table:table-cell>
          <table:table-cell office:value-type="float" office:value="251.2509" calcext:value-type="float">
            <text:p>251,2509</text:p>
          </table:table-cell>
          <table:table-cell table:formula="of:=SUM([.B10:.F10])" office:value-type="float" office:value="1477.5049" calcext:value-type="float">
            <text:p>1477,5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.6807" calcext:value-type="float">
            <text:p>178,6807</text:p>
          </table:table-cell>
          <table:table-cell office:value-type="float" office:value="524.9071" calcext:value-type="float">
            <text:p>524,9071</text:p>
          </table:table-cell>
          <table:table-cell office:value-type="float" office:value="335.5759" calcext:value-type="float">
            <text:p>335,5759</text:p>
          </table:table-cell>
          <table:table-cell office:value-type="float" office:value="180.3036" calcext:value-type="float">
            <text:p>180,3036</text:p>
          </table:table-cell>
          <table:table-cell office:value-type="float" office:value="241.3503" calcext:value-type="float">
            <text:p>241,3503</text:p>
          </table:table-cell>
          <table:table-cell table:formula="of:=SUM([.B11:.F11])" office:value-type="float" office:value="1460.8176" calcext:value-type="float">
            <text:p>1460,8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.1633" calcext:value-type="float">
            <text:p>191,1633</text:p>
          </table:table-cell>
          <table:table-cell office:value-type="float" office:value="564.5434" calcext:value-type="float">
            <text:p>564,5434</text:p>
          </table:table-cell>
          <table:table-cell office:value-type="float" office:value="352.3706" calcext:value-type="float">
            <text:p>352,3706</text:p>
          </table:table-cell>
          <table:table-cell office:value-type="float" office:value="193.7228" calcext:value-type="float">
            <text:p>193,7228</text:p>
          </table:table-cell>
          <table:table-cell office:value-type="float" office:value="262.9549" calcext:value-type="float">
            <text:p>262,9549</text:p>
          </table:table-cell>
          <table:table-cell table:formula="of:=SUM([.B12:.F12])" office:value-type="float" office:value="1564.755" calcext:value-type="float">
            <text:p>1564,7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.6634" calcext:value-type="float">
            <text:p>220,6634</text:p>
          </table:table-cell>
          <table:table-cell office:value-type="float" office:value="524.9905" calcext:value-type="float">
            <text:p>524,9905</text:p>
          </table:table-cell>
          <table:table-cell office:value-type="float" office:value="415.7474" calcext:value-type="float">
            <text:p>415,7474</text:p>
          </table:table-cell>
          <table:table-cell office:value-type="float" office:value="199.3573" calcext:value-type="float">
            <text:p>199,3573</text:p>
          </table:table-cell>
          <table:table-cell office:value-type="float" office:value="291.7718" calcext:value-type="float">
            <text:p>291,7718</text:p>
          </table:table-cell>
          <table:table-cell table:formula="of:=SUM([.B13:.F13])" office:value-type="float" office:value="1652.5304" calcext:value-type="float">
            <text:p>1652,5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7.0524" calcext:value-type="float">
            <text:p>177,0524</text:p>
          </table:table-cell>
          <table:table-cell office:value-type="float" office:value="299.7728" calcext:value-type="float">
            <text:p>299,7728</text:p>
          </table:table-cell>
          <table:table-cell office:value-type="float" office:value="366.044" calcext:value-type="float">
            <text:p>366,044</text:p>
          </table:table-cell>
          <table:table-cell office:value-type="float" office:value="180.4933" calcext:value-type="float">
            <text:p>180,4933</text:p>
          </table:table-cell>
          <table:table-cell office:value-type="float" office:value="246.9772" calcext:value-type="float">
            <text:p>246,9772</text:p>
          </table:table-cell>
          <table:table-cell table:formula="of:=SUM([.B14:.F14])" office:value-type="float" office:value="1270.3397" calcext:value-type="float">
            <text:p>1270,33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2.0135" calcext:value-type="float">
            <text:p>182,0135</text:p>
          </table:table-cell>
          <table:table-cell office:value-type="float" office:value="311.6796" calcext:value-type="float">
            <text:p>311,6796</text:p>
          </table:table-cell>
          <table:table-cell office:value-type="float" office:value="364.3174" calcext:value-type="float">
            <text:p>364,3174</text:p>
          </table:table-cell>
          <table:table-cell office:value-type="float" office:value="181.1052" calcext:value-type="float">
            <text:p>181,1052</text:p>
          </table:table-cell>
          <table:table-cell office:value-type="float" office:value="248.2438" calcext:value-type="float">
            <text:p>248,2438</text:p>
          </table:table-cell>
          <table:table-cell table:formula="of:=SUM([.B15:.F15])" office:value-type="float" office:value="1287.3595" calcext:value-type="float">
            <text:p>1287,3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.9307" calcext:value-type="float">
            <text:p>196,9307</text:p>
          </table:table-cell>
          <table:table-cell office:value-type="float" office:value="504.0839" calcext:value-type="float">
            <text:p>504,0839</text:p>
          </table:table-cell>
          <table:table-cell office:value-type="float" office:value="398.8138" calcext:value-type="float">
            <text:p>398,8138</text:p>
          </table:table-cell>
          <table:table-cell office:value-type="float" office:value="210.5552" calcext:value-type="float">
            <text:p>210,5552</text:p>
          </table:table-cell>
          <table:table-cell office:value-type="float" office:value="255.9494" calcext:value-type="float">
            <text:p>255,9494</text:p>
          </table:table-cell>
          <table:table-cell table:formula="of:=SUM([.B16:.F16])" office:value-type="float" office:value="1566.333" calcext:value-type="float">
            <text:p>1566,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5.0198" calcext:value-type="float">
            <text:p>185,0198</text:p>
          </table:table-cell>
          <table:table-cell office:value-type="float" office:value="316.2085" calcext:value-type="float">
            <text:p>316,2085</text:p>
          </table:table-cell>
          <table:table-cell office:value-type="float" office:value="383.3139" calcext:value-type="float">
            <text:p>383,3139</text:p>
          </table:table-cell>
          <table:table-cell office:value-type="float" office:value="210.221" calcext:value-type="float">
            <text:p>210,221</text:p>
          </table:table-cell>
          <table:table-cell office:value-type="float" office:value="244.9096" calcext:value-type="float">
            <text:p>244,9096</text:p>
          </table:table-cell>
          <table:table-cell table:formula="of:=SUM([.B17:.F17])" office:value-type="float" office:value="1339.6728" calcext:value-type="float">
            <text:p>1339,6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AVERAGE([.G3:.G17])" office:value-type="float" office:value="1394.46865333333" calcext:value-type="float">
            <text:p>1394,46865333333</text:p>
          </table:table-cell>
        </table:table-row>
        <table:table-row table:style-name="ro1">
          <table:table-cell table:number-columns-repeated="6"/>
          <table:table-cell table:style-name="ce5" table:formula="of:=STDEV([.G3:.G17])" office:value-type="float" office:value="135.331572735659" calcext:value-type="float">
            <text:p>135,3315727356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edidor 1</text:p>
          </table:table-cell>
          <table:table-cell office:value-type="string" calcext:value-type="string">
            <text:p>Medidor 2</text:p>
          </table:table-cell>
          <table:table-cell office:value-type="string" calcext:value-type="string">
            <text:p>Medidor 3</text:p>
          </table:table-cell>
          <table:table-cell office:value-type="string" calcext:value-type="string">
            <text:p>Medidor 4</text:p>
          </table:table-cell>
          <table:table-cell office:value-type="string" calcext:value-type="string">
            <text:p>Medidor 5</text:p>
          </table:table-cell>
          <table:table-cell/>
        </table:table-row>
        <table:table-row table:style-name="ro2">
          <table:table-cell table:style-name="ce2" office:value-type="string" calcext:value-type="string">
            <text:p>Média </text:p>
          </table:table-cell>
          <table:table-cell table:formula="of:=AVERAGE([.B3:.B17])" office:value-type="float" office:value="184.730613333333" calcext:value-type="float">
            <text:p>184,730613333333</text:p>
          </table:table-cell>
          <table:table-cell table:formula="of:=AVERAGE([.C3:.C17])" office:value-type="float" office:value="393.153846666667" calcext:value-type="float">
            <text:p>393,153846666667</text:p>
          </table:table-cell>
          <table:table-cell table:formula="of:=AVERAGE([.D3:.D17])" office:value-type="float" office:value="371.981106666667" calcext:value-type="float">
            <text:p>371,981106666667</text:p>
          </table:table-cell>
          <table:table-cell table:formula="of:=AVERAGE([.E3:.E17])" office:value-type="float" office:value="187.81608" calcext:value-type="float">
            <text:p>187,81608</text:p>
          </table:table-cell>
          <table:table-cell table:formula="of:=AVERAGE([.F3:.F17])" office:value-type="float" office:value="256.787006666667" calcext:value-type="float">
            <text:p>256,787006666667</text:p>
          </table:table-cell>
          <table:table-cell/>
        </table:table-row>
        <table:table-row table:style-name="ro2">
          <table:table-cell table:style-name="ce2" office:value-type="string" calcext:value-type="string">
            <text:p>Desvio padrão</text:p>
          </table:table-cell>
          <table:table-cell table:formula="of:=STDEV([.B3:.B17])" office:value-type="float" office:value="11.4267450997253" calcext:value-type="float">
            <text:p>11,4267450997253</text:p>
          </table:table-cell>
          <table:table-cell table:formula="of:=STDEV([.C3:.C17])" office:value-type="float" office:value="113.302033126235" calcext:value-type="float">
            <text:p>113,302033126235</text:p>
          </table:table-cell>
          <table:table-cell table:formula="of:=STDEV([.D3:.D17])" office:value-type="float" office:value="19.810114946175" calcext:value-type="float">
            <text:p>19,810114946175</text:p>
          </table:table-cell>
          <table:table-cell table:formula="of:=STDEV([.E3:.E17])" office:value-type="float" office:value="11.3125493470873" calcext:value-type="float">
            <text:p>11,3125493470873</text:p>
          </table:table-cell>
          <table:table-cell table:formula="of:=STDEV([.F3:.F17])" office:value-type="float" office:value="17.4521085390631" calcext:value-type="float">
            <text:p>17,4521085390631</text:p>
          </table:table-cell>
          <table:table-cell/>
        </table:table-row>
        <table:table-row table:style-name="ro2">
          <table:table-cell table:style-name="ce2" office:value-type="string" calcext:value-type="string">
            <text:p>Polarização (bias) </text:p>
          </table:table-cell>
          <table:table-cell table:formula="of:=bias([.B3:.B17])" office:value-type="string" office:string-value="" calcext:value-type="error">
            <text:p>#NOME?</text:p>
          </table:table-cell>
          <table:table-cell table:formula="of:=bias([.C3:.C17])" office:value-type="string" office:string-value="" calcext:value-type="error">
            <text:p>#NOME?</text:p>
          </table:table-cell>
          <table:table-cell table:formula="of:=bias([.D3:.D17])" office:value-type="string" office:string-value="" calcext:value-type="error">
            <text:p>#NOME?</text:p>
          </table:table-cell>
          <table:table-cell table:formula="of:=bias([.E3:.E17])" office:value-type="string" office:string-value="" calcext:value-type="error">
            <text:p>#NOME?</text:p>
          </table:table-cell>
          <table:table-cell table:formula="of:=bias([.F3:.F17])" office:value-type="string" office:string-value="" calcext:value-type="error">
            <text:p>#NOME?</text:p>
          </table:table-cell>
          <table:table-cell/>
        </table:table-row>
        <table:table-row table:style-name="ro2">
          <table:table-cell table:style-name="ce2" office:value-type="string" calcext:value-type="string">
            <text:p>Precisão </text:p>
          </table:table-cell>
          <table:table-cell table:style-name="ce5" table:formula="of:=precisão([.B23])" office:value-type="string" office:string-value="" calcext:value-type="error">
            <text:p>#NOME?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Incertez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dor 1</text:p>
          </table:table-cell>
          <table:table-cell office:value-type="string" calcext:value-type="string">
            <text:p>Medidor 2</text:p>
          </table:table-cell>
          <table:table-cell office:value-type="string" calcext:value-type="string">
            <text:p>Medidor 3</text:p>
          </table:table-cell>
          <table:table-cell office:value-type="string" calcext:value-type="string">
            <text:p>Medidor 4</text:p>
          </table:table-cell>
          <table:table-cell office:value-type="string" calcext:value-type="string">
            <text:p>Medidor 5</text:p>
          </table:table-cell>
          <table:table-cell/>
        </table:table-row>
        <table:table-row table:style-name="ro1">
          <table:table-cell/>
          <table:table-cell table:formula="of:=SUM([.B3:.B17])/15" office:value-type="float" office:value="184.730613333333" calcext:value-type="float">
            <text:p>184,730613333333</text:p>
          </table:table-cell>
          <table:table-cell table:formula="of:=SUM([.C3:.C17])/15" office:value-type="float" office:value="393.153846666667" calcext:value-type="float">
            <text:p>393,153846666667</text:p>
          </table:table-cell>
          <table:table-cell table:formula="of:=SUM([.D3:.D17])/15" office:value-type="float" office:value="371.981106666667" calcext:value-type="float">
            <text:p>371,981106666667</text:p>
          </table:table-cell>
          <table:table-cell table:formula="of:=SUM([.E3:.E17])/15" office:value-type="float" office:value="187.81608" calcext:value-type="float">
            <text:p>187,81608</text:p>
          </table:table-cell>
          <table:table-cell table:formula="of:=SUM([.F3:.F17])/15" office:value-type="float" office:value="256.787006666667" calcext:value-type="float">
            <text:p>256,78700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22:53:46.4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21:13:37.909000000</meta:creation-date>
    <dc:date>2023-11-22T23:05:17.497000000</dc:date>
    <meta:editing-duration>PT10H41M26S</meta:editing-duration>
    <meta:editing-cycles>3</meta:editing-cycles>
    <meta:generator>LibreOffice/7.6.2.1$Windows_X86_64 LibreOffice_project/56f7684011345957bbf33a7ee678afaf4d2ba333</meta:generator>
    <meta:document-statistic meta:table-count="1" meta:cell-count="15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3.319cm" svg:y="4.192cm" style:legend-expansion="high" chart:style-name="ch2"/>
        <chart:plot-area chart:style-name="ch3" table:cell-range-address="Planilha1.B30:Planilha1.F31" chart:data-source-has-labels="row" svg:x="0.34cm" svg:y="0.329cm" svg:width="12.679cm" svg:height="8.63cm">
          <chart:coordinate-region svg:x="1.163cm" svg:y="0.531cm" svg:width="11.071cm" svg:height="7.775cm"/>
          <chart:axis chart:dimension="x" chart:name="primary-x" chart:style-name="ch4" chartooo:axis-type="auto">
            <chartooo:date-scale/>
            <chart:categories table:cell-range-address="Planilha1.B30:Planilha1.F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31:Planilha1.F3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or 1</text:p>
                <draw:g>
                  <svg:desc>Planilha1.B30:Planilha1.F30</svg:desc>
                </draw:g>
              </table:table-cell>
              <table:table-cell office:value-type="string">
                <text:p>Medidor 2</text:p>
              </table:table-cell>
              <table:table-cell office:value-type="string">
                <text:p>Medidor 3</text:p>
              </table:table-cell>
              <table:table-cell office:value-type="string">
                <text:p>Medidor 4</text:p>
              </table:table-cell>
              <table:table-cell office:value-type="string">
                <text:p>Medidor 5</text:p>
              </table:table-cell>
            </table:table-row>
          </table:table-header-rows>
          <table:table-rows>
            <table:table-row>
              <table:table-cell office:value-type="string">
                <text:p>Linha 31</text:p>
                <draw:g>
                  <svg:desc/>
                </draw:g>
              </table:table-cell>
              <table:table-cell office:value-type="float" office:value="184.730613333333">
                <text:p>184.730613333333</text:p>
                <draw:g>
                  <svg:desc>Planilha1.B31:Planilha1.F31</svg:desc>
                </draw:g>
              </table:table-cell>
              <table:table-cell office:value-type="float" office:value="393.153846666667">
                <text:p>393.153846666667</text:p>
              </table:table-cell>
              <table:table-cell office:value-type="float" office:value="371.981106666667">
                <text:p>371.981106666667</text:p>
              </table:table-cell>
              <table:table-cell office:value-type="float" office:value="187.81608">
                <text:p>187.81608</text:p>
              </table:table-cell>
              <table:table-cell office:value-type="float" office:value="256.787006666667">
                <text:p>256.78700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3.19cm" style:legend-expansion="high" chart:style-name="ch2"/>
        <chart:plot-area chart:style-name="ch3" table:cell-range-address="Planilha1.B2:Planilha1.F17" chart:data-source-has-labels="row" svg:x="0.384cm" svg:y="0.179cm" svg:width="12.449cm" svg:height="8.639cm">
          <chart:coordinate-region svg:x="1.207cm" svg:y="0.382cm" svg:width="11.434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3:Planilha1.B17" chart:label-cell-address="Planilha1.B2:Planilha1.B2" chart:class="chart:line">
            <chart:data-point chart:repeated="15"/>
          </chart:series>
          <chart:series chart:style-name="ch7" chart:values-cell-range-address="Planilha1.C3:Planilha1.C17" chart:label-cell-address="Planilha1.C2:Planilha1.C2" chart:class="chart:line">
            <chart:data-point chart:repeated="15"/>
          </chart:series>
          <chart:series chart:style-name="ch8" chart:values-cell-range-address="Planilha1.D3:Planilha1.D17" chart:label-cell-address="Planilha1.D2:Planilha1.D2" chart:class="chart:line">
            <chart:data-point chart:repeated="15"/>
          </chart:series>
          <chart:series chart:style-name="ch9" chart:values-cell-range-address="Planilha1.E3:Planilha1.E17" chart:label-cell-address="Planilha1.E2:Planilha1.E2" chart:class="chart:line">
            <chart:data-point chart:repeated="15"/>
          </chart:series>
          <chart:series chart:style-name="ch10" chart:values-cell-range-address="Planilha1.F3:Planilha1.F17" chart:label-cell-address="Planilha1.F2:Planilha1.F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or 1</text:p>
                <draw:g>
                  <svg:desc>Planilha1.B2:Planilha1.B2</svg:desc>
                </draw:g>
              </table:table-cell>
              <table:table-cell office:value-type="string">
                <text:p>Medidor 2</text:p>
                <draw:g>
                  <svg:desc>Planilha1.C2:Planilha1.C2</svg:desc>
                </draw:g>
              </table:table-cell>
              <table:table-cell office:value-type="string">
                <text:p>Medidor 3</text:p>
                <draw:g>
                  <svg:desc>Planilha1.D2:Planilha1.D2</svg:desc>
                </draw:g>
              </table:table-cell>
              <table:table-cell office:value-type="string">
                <text:p>Medidor 4</text:p>
                <draw:g>
                  <svg:desc>Planilha1.E2:Planilha1.E2</svg:desc>
                </draw:g>
              </table:table-cell>
              <table:table-cell office:value-type="string">
                <text:p>Medidor 5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.6554">
                <text:p>182.6554</text:p>
                <draw:g>
                  <svg:desc>Planilha1.B3:Planilha1.B17</svg:desc>
                </draw:g>
              </table:table-cell>
              <table:table-cell office:value-type="float" office:value="308.1069">
                <text:p>308.1069</text:p>
                <draw:g>
                  <svg:desc>Planilha1.C3:Planilha1.C17</svg:desc>
                </draw:g>
              </table:table-cell>
              <table:table-cell office:value-type="float" office:value="376.5077">
                <text:p>376.5077</text:p>
                <draw:g>
                  <svg:desc>Planilha1.D3:Planilha1.D17</svg:desc>
                </draw:g>
              </table:table-cell>
              <table:table-cell office:value-type="float" office:value="185.5494">
                <text:p>185.5494</text:p>
                <draw:g>
                  <svg:desc>Planilha1.E3:Planilha1.E17</svg:desc>
                </draw:g>
              </table:table-cell>
              <table:table-cell office:value-type="float" office:value="251.1558">
                <text:p>251.1558</text:p>
                <draw:g>
                  <svg:desc>Planilha1.F3:Planilha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3214">
                <text:p>178.3214</text:p>
              </table:table-cell>
              <table:table-cell office:value-type="float" office:value="310.0435">
                <text:p>310.0435</text:p>
              </table:table-cell>
              <table:table-cell office:value-type="float" office:value="371.9744">
                <text:p>371.9744</text:p>
              </table:table-cell>
              <table:table-cell office:value-type="float" office:value="175.3983">
                <text:p>175.3983</text:p>
              </table:table-cell>
              <table:table-cell office:value-type="float" office:value="237.7131">
                <text:p>237.7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5158">
                <text:p>181.5158</text:p>
              </table:table-cell>
              <table:table-cell office:value-type="float" office:value="296.719">
                <text:p>296.719</text:p>
              </table:table-cell>
              <table:table-cell office:value-type="float" office:value="387.4199">
                <text:p>387.4199</text:p>
              </table:table-cell>
              <table:table-cell office:value-type="float" office:value="189.5381">
                <text:p>189.5381</text:p>
              </table:table-cell>
              <table:table-cell office:value-type="float" office:value="259.4397">
                <text:p>259.4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1245">
                <text:p>176.1245</text:p>
              </table:table-cell>
              <table:table-cell office:value-type="float" office:value="297.0313">
                <text:p>297.0313</text:p>
              </table:table-cell>
              <table:table-cell office:value-type="float" office:value="355.1596">
                <text:p>355.1596</text:p>
              </table:table-cell>
              <table:table-cell office:value-type="float" office:value="181.5708">
                <text:p>181.5708</text:p>
              </table:table-cell>
              <table:table-cell office:value-type="float" office:value="269.2786">
                <text:p>269.2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.6113">
                <text:p>175.6113</text:p>
              </table:table-cell>
              <table:table-cell office:value-type="float" office:value="295.5816">
                <text:p>295.5816</text:p>
              </table:table-cell>
              <table:table-cell office:value-type="float" office:value="361.7421">
                <text:p>361.7421</text:p>
              </table:table-cell>
              <table:table-cell office:value-type="float" office:value="184.9676">
                <text:p>184.9676</text:p>
              </table:table-cell>
              <table:table-cell office:value-type="float" office:value="295.8975">
                <text:p>295.8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1605">
                <text:p>180.1605</text:p>
              </table:table-cell>
              <table:table-cell office:value-type="float" office:value="310.0269">
                <text:p>310.0269</text:p>
              </table:table-cell>
              <table:table-cell office:value-type="float" office:value="359.2589">
                <text:p>359.2589</text:p>
              </table:table-cell>
              <table:table-cell office:value-type="float" office:value="175.552">
                <text:p>175.552</text:p>
              </table:table-cell>
              <table:table-cell office:value-type="float" office:value="238.5177">
                <text:p>238.5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.531">
                <text:p>182.531</text:p>
              </table:table-cell>
              <table:table-cell office:value-type="float" office:value="550.973">
                <text:p>550.973</text:p>
              </table:table-cell>
              <table:table-cell office:value-type="float" office:value="369.0396">
                <text:p>369.0396</text:p>
              </table:table-cell>
              <table:table-cell office:value-type="float" office:value="190.2392">
                <text:p>190.2392</text:p>
              </table:table-cell>
              <table:table-cell office:value-type="float" office:value="256.3948">
                <text:p>256.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.5155">
                <text:p>182.5155</text:p>
              </table:table-cell>
              <table:table-cell office:value-type="float" office:value="482.6397">
                <text:p>482.6397</text:p>
              </table:table-cell>
              <table:table-cell office:value-type="float" office:value="382.4314">
                <text:p>382.4314</text:p>
              </table:table-cell>
              <table:table-cell office:value-type="float" office:value="178.6674">
                <text:p>178.6674</text:p>
              </table:table-cell>
              <table:table-cell office:value-type="float" office:value="251.2509">
                <text:p>251.2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.6807">
                <text:p>178.6807</text:p>
              </table:table-cell>
              <table:table-cell office:value-type="float" office:value="524.9071">
                <text:p>524.9071</text:p>
              </table:table-cell>
              <table:table-cell office:value-type="float" office:value="335.5759">
                <text:p>335.5759</text:p>
              </table:table-cell>
              <table:table-cell office:value-type="float" office:value="180.3036">
                <text:p>180.3036</text:p>
              </table:table-cell>
              <table:table-cell office:value-type="float" office:value="241.3503">
                <text:p>241.3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1633">
                <text:p>191.1633</text:p>
              </table:table-cell>
              <table:table-cell office:value-type="float" office:value="564.5434">
                <text:p>564.5434</text:p>
              </table:table-cell>
              <table:table-cell office:value-type="float" office:value="352.3706">
                <text:p>352.3706</text:p>
              </table:table-cell>
              <table:table-cell office:value-type="float" office:value="193.7228">
                <text:p>193.7228</text:p>
              </table:table-cell>
              <table:table-cell office:value-type="float" office:value="262.9549">
                <text:p>262.9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6634">
                <text:p>220.6634</text:p>
              </table:table-cell>
              <table:table-cell office:value-type="float" office:value="524.9905">
                <text:p>524.9905</text:p>
              </table:table-cell>
              <table:table-cell office:value-type="float" office:value="415.7474">
                <text:p>415.7474</text:p>
              </table:table-cell>
              <table:table-cell office:value-type="float" office:value="199.3573">
                <text:p>199.3573</text:p>
              </table:table-cell>
              <table:table-cell office:value-type="float" office:value="291.7718">
                <text:p>291.7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.0524">
                <text:p>177.0524</text:p>
              </table:table-cell>
              <table:table-cell office:value-type="float" office:value="299.7728">
                <text:p>299.7728</text:p>
              </table:table-cell>
              <table:table-cell office:value-type="float" office:value="366.044">
                <text:p>366.044</text:p>
              </table:table-cell>
              <table:table-cell office:value-type="float" office:value="180.4933">
                <text:p>180.4933</text:p>
              </table:table-cell>
              <table:table-cell office:value-type="float" office:value="246.9772">
                <text:p>246.9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0135">
                <text:p>182.0135</text:p>
              </table:table-cell>
              <table:table-cell office:value-type="float" office:value="311.6796">
                <text:p>311.6796</text:p>
              </table:table-cell>
              <table:table-cell office:value-type="float" office:value="364.3174">
                <text:p>364.3174</text:p>
              </table:table-cell>
              <table:table-cell office:value-type="float" office:value="181.1052">
                <text:p>181.1052</text:p>
              </table:table-cell>
              <table:table-cell office:value-type="float" office:value="248.2438">
                <text:p>248.2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.9307">
                <text:p>196.9307</text:p>
              </table:table-cell>
              <table:table-cell office:value-type="float" office:value="504.0839">
                <text:p>504.0839</text:p>
              </table:table-cell>
              <table:table-cell office:value-type="float" office:value="398.8138">
                <text:p>398.8138</text:p>
              </table:table-cell>
              <table:table-cell office:value-type="float" office:value="210.5552">
                <text:p>210.5552</text:p>
              </table:table-cell>
              <table:table-cell office:value-type="float" office:value="255.9494">
                <text:p>255.9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.0198">
                <text:p>185.0198</text:p>
              </table:table-cell>
              <table:table-cell office:value-type="float" office:value="316.2085">
                <text:p>316.2085</text:p>
              </table:table-cell>
              <table:table-cell office:value-type="float" office:value="383.3139">
                <text:p>383.3139</text:p>
              </table:table-cell>
              <table:table-cell office:value-type="float" office:value="210.221">
                <text:p>210.221</text:p>
              </table:table-cell>
              <table:table-cell office:value-type="float" office:value="244.9096">
                <text:p>244.9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36cm" svg:y="4.198cm" style:legend-expansion="high" chart:style-name="ch2"/>
        <chart:plot-area chart:style-name="ch3" table:cell-range-address="Planilha1.G2:Planilha1.G17" chart:data-source-has-labels="row" svg:x="0.32cm" svg:y="0.18cm" svg:width="9.296cm" svg:height="8.64cm">
          <chart:coordinate-region svg:x="1.333cm" svg:y="0.382cm" svg:width="8.09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G3:Planilha1.G17" chart:label-cell-address="Planilha1.G2:Planilha1.G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– percurso total</text:p>
                <draw:g>
                  <svg:desc>Planilha1.G2:Planilh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3.9752">
                <text:p>1303.9752</text:p>
                <draw:g>
                  <svg:desc>Planilha1.G3:Plani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.4507">
                <text:p>1273.4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4.6325">
                <text:p>1314.6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9.1648">
                <text:p>1279.1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8001">
                <text:p>1313.8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3.516">
                <text:p>1263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9.1776">
                <text:p>1549.1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.5049">
                <text:p>1477.5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.8176">
                <text:p>1460.8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4.755">
                <text:p>1564.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2.5304">
                <text:p>1652.5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0.3397">
                <text:p>1270.3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7.3595">
                <text:p>1287.3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6.333">
                <text:p>1566.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9.6728">
                <text:p>1339.67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